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100" officeooo:paragraph-rsid="0009f100"/>
    </style:style>
    <style:style style:name="P2" style:family="paragraph" style:parent-style-name="Standard">
      <style:text-properties officeooo:rsid="000a7d1d" officeooo:paragraph-rsid="000a7d1d"/>
    </style:style>
    <style:style style:name="P3" style:family="paragraph" style:parent-style-name="Standard">
      <style:text-properties fo:font-weight="bold" officeooo:rsid="000a7d1d" officeooo:paragraph-rsid="000a7d1d" style:font-weight-asian="bold" style:font-weight-complex="bold"/>
    </style:style>
    <style:style style:name="P4" style:family="paragraph" style:parent-style-name="Standard">
      <style:text-properties officeooo:rsid="000c7968" officeooo:paragraph-rsid="000a7d1d"/>
    </style:style>
    <style:style style:name="P5" style:family="paragraph" style:parent-style-name="Standard">
      <style:text-properties officeooo:rsid="000c7968" officeooo:paragraph-rsid="000c7968"/>
    </style:style>
    <style:style style:name="P6" style:family="paragraph" style:parent-style-name="Standard">
      <style:text-properties officeooo:rsid="000ca90f" officeooo:paragraph-rsid="000ca90f"/>
    </style:style>
    <style:style style:name="P7" style:family="paragraph" style:parent-style-name="Standard">
      <style:text-properties officeooo:rsid="000e486a" officeooo:paragraph-rsid="000e486a"/>
    </style:style>
    <style:style style:name="P8" style:family="paragraph" style:parent-style-name="Standard">
      <style:text-properties officeooo:rsid="000f54f4" officeooo:paragraph-rsid="000f54f4"/>
    </style:style>
    <style:style style:name="P9" style:family="paragraph" style:parent-style-name="Standard">
      <style:text-properties officeooo:rsid="00112046" officeooo:paragraph-rsid="00112046"/>
    </style:style>
    <style:style style:name="P10" style:family="paragraph" style:parent-style-name="Standard">
      <style:text-properties officeooo:rsid="00130ba9" officeooo:paragraph-rsid="00130ba9"/>
    </style:style>
    <style:style style:name="P11" style:family="paragraph" style:parent-style-name="Standard">
      <style:text-properties officeooo:rsid="0014016a" officeooo:paragraph-rsid="0014016a"/>
    </style:style>
    <style:style style:name="P12" style:family="paragraph" style:parent-style-name="Standard">
      <style:text-properties officeooo:rsid="0014282b" officeooo:paragraph-rsid="0014282b"/>
    </style:style>
    <style:style style:name="P13" style:family="paragraph" style:parent-style-name="Standard" style:list-style-name="L1">
      <style:text-properties officeooo:paragraph-rsid="0009f100"/>
    </style:style>
    <style:style style:name="P14" style:family="paragraph" style:parent-style-name="Standard" style:list-style-name="L1">
      <style:text-properties officeooo:rsid="0009f100" officeooo:paragraph-rsid="0009f100"/>
    </style:style>
    <style:style style:name="P15" style:family="paragraph" style:parent-style-name="Standard" style:list-style-name="L2">
      <style:text-properties officeooo:rsid="0014016a" officeooo:paragraph-rsid="0014016a"/>
    </style:style>
    <style:style style:name="P16" style:family="paragraph" style:parent-style-name="Standard" style:list-style-name="L2">
      <style:text-properties officeooo:rsid="00140815" officeooo:paragraph-rsid="00140815"/>
    </style:style>
    <style:style style:name="T1" style:family="text">
      <style:text-properties officeooo:rsid="000c7968"/>
    </style:style>
    <style:style style:name="T2" style:family="text">
      <style:text-properties officeooo:rsid="000f54f4"/>
    </style:style>
    <style:style style:name="T3" style:family="text">
      <style:text-properties officeooo:rsid="001408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stgresql</text:p>
      <text:p text:style-name="P6">REF:<text:tab/><text:a xlink:type="simple" xlink:href="https://www.youtube.com/watch?v=-LwI4HMR_Eg">https://www.youtube.com/watch?v=-LwI4HMR_Eg</text:a></text:p>
      <text:p text:style-name="P10"><text:a xlink:type="simple" xlink:href="https://www.youtube.com/watch?v=fD7x8hd9yE4">https://www.youtube.com/watch?v=fD7x8hd9yE4</text:a></text:p>
      <text:p text:style-name="P10"><text:tab/></text:p>
      <text:h text:style-name="Heading_20_1" text:outline-level="1">Installation on Linux</text:h>
      <text:h text:style-name="Heading_20_2" text:outline-level="2">Steps</text:h>
      <text:h text:style-name="Heading_20_3" text:outline-level="3">Install</text:h>
      <text:list xml:id="list8166098225284891125" text:style-name="L1">
        <text:list-item>
          <text:p text:style-name="P14">Install postgresql</text:p>
          <text:p text:style-name="P13"/>
          <text:p text:style-name="P14">sudo apt-get install postgresql</text:p>
          <text:p text:style-name="P13"/>
        </text:list-item>
        <text:list-item>
          <text:p text:style-name="P14">Install addition package which contains additional utitilities and functionalities </text:p>
          <text:p text:style-name="P13"/>
        </text:list-item>
      </text:list>
      <text:p text:style-name="P1"><text:tab/>sudo apt-get install postgresql-contrib</text:p>
      <text:p text:style-name="P1"/>
      <text:h text:style-name="Heading_20_3" text:outline-level="3">Configure</text:h>
      <text:p text:style-name="P2">Installation is found <text:s/>at /etc</text:p>
      <text:p text:style-name="P2"><text:tab/>service postgresql {start|stop|restart|reload|force-reload|status}</text:p>
      <text:p text:style-name="P2"/>
      <text:p text:style-name="P5">psql is a postgresql shell in which various db commands can be given. Do </text:p>
      <text:p text:style-name="P5"><text:tab/>'man psql'</text:p>
      <text:p text:style-name="P5">to get detailed information on psql and its available commands</text:p>
      <text:p text:style-name="P5"/>
      <text:p text:style-name="P2"><text:a xlink:type="simple" xlink:href="mailto:user@sys">user@sys</text:a>:/home/user$ sudo su postgres</text:p>
      <text:p text:style-name="P2"><text:a xlink:type="simple" xlink:href="mailto:postgres@sys">postgres@sys</text:a>:/home/postgres$ psql</text:p>
      <text:p text:style-name="P2">psql (9.3.18) </text:p>
      <text:p text:style-name="P2">Type "help" for help. </text:p>
      <text:p text:style-name="P2"/>
      <text:p text:style-name="P2">postgres=# </text:p>
      <text:p text:style-name="P4"/>
      <text:p text:style-name="P2"/>
      <text:p text:style-name="P3">psql commands</text:p>
      <text:p text:style-name="P2"/>
      <text:p text:style-name="P2">\l<text:tab/>list tables</text:p>
      <text:p text:style-name="P2">\du<text:tab/>list users</text:p>
      <text:p text:style-name="P2">ALTER USER postgres WITH PASSWORD 'test123'<text:tab/>Change passwd of postgres</text:p>
      <text:p text:style-name="P2">CREATE USER user1 WITH PASSWORD <text:span text:style-name="T1">'user1'</text:span><text:tab/><text:tab/>Creates new user</text:p>
      <text:p text:style-name="P5">ALTER USER user1 WITH SUPERUSER;<text:tab/><text:tab/><text:tab/>Giving user1 superuser previledges </text:p>
      <text:p text:style-name="P5">DROP USER user1;<text:tab/><text:tab/><text:tab/><text:tab/><text:tab/><text:tab/>Deleting user1</text:p>
      <text:p text:style-name="P5"/>
      <text:p text:style-name="P7">create database myDB1;<text:tab/><text:tab/><text:tab/><text:tab/><text:tab/><text:span text:style-name="T2">Creating db</text:span></text:p>
      <text:p text:style-name="P8">\c myDB1;<text:tab/><text:tab/><text:tab/><text:tab/><text:tab/><text:tab/><text:tab/>Connecting to a db</text:p>
      <text:p text:style-name="P9">\d myDB1;<text:tab/><text:tab/><text:tab/><text:tab/><text:tab/><text:tab/><text:tab/>Describes the schema for myDB1</text:p>
      <text:p text:style-name="P9"/>
      <text:p text:style-name="P9"><text:soft-page-break/></text:p>
      <text:p text:style-name="P11">C – PostgreSQL</text:p>
      <text:p text:style-name="P12">REF:<text:tab/><text:a xlink:type="simple" xlink:href="http://www.yolinux.com/TUTORIALS/PostgreSQL-Programming-C-API.html">http://www.yolinux.com/TUTORIALS/PostgreSQL-Programming-C-API.html</text:a></text:p>
      <text:p text:style-name="P12"/>
      <text:list xml:id="list2594834958441882181" text:style-name="L2">
        <text:list-item>
          <text:p text:style-name="P15">libpg library used from C programs to interact with PostgresSQL</text:p>
        </text:list-item>
        <text:list-item>
          <text:p text:style-name="P15">To obtain the above library libpq-dev and related packages needs to be installed</text:p>
          <text:list>
            <text:list-header>
              <text:p text:style-name="P15">sudo apt-get install libpq-dev</text:p>
            </text:list-header>
          </text:list>
        </text:list-item>
        <text:list-item>
          <text:p text:style-name="P15">Check the compilation and linkage flags using the following command <text:s/><text:span text:style-name="T3">(the below seems to give the flags options for C++. For C linking only libpq seems sufficient)</text:span></text:p>
          <text:list>
            <text:list-header>
              <text:p text:style-name="P15">pg_config –cflags </text:p>
              <text:p text:style-name="P15">pg_config --libs</text:p>
            </text:list-header>
          </text:list>
        </text:list-item>
        <text:list-item>
          <text:p text:style-name="P15">compilation e.g.</text:p>
          <text:list>
            <text:list-header>
              <text:p text:style-name="P16">gcc -o testdb testdb.c -lpq</text:p>
              <text:p text:style-name="P16">g++ -o testdb testdb.cpp `pg_config --cflags` `pg_config --libs` </text:p>
            </text:list-header>
            <text:list-item>
              <text:p text:style-name="P16"/>
            </text:list-item>
          </text:list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7:38:39.901212825</meta:creation-date>
    <dc:date>2017-08-23T06:37:26.494115245</dc:date>
    <meta:editing-duration>PT2H30M49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2" meta:paragraph-count="44" meta:word-count="222" meta:character-count="1644" meta:non-whitespace-character-count="1435"/>
  </office:meta>
</office:document-meta>
</file>